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113" officeooo:paragraph-rsid="00024113"/>
    </style:style>
    <style:style style:name="P2" style:family="paragraph" style:parent-style-name="Standard">
      <style:text-properties officeooo:rsid="0004545e" officeooo:paragraph-rsid="0004545e"/>
    </style:style>
    <style:style style:name="P3" style:family="paragraph" style:parent-style-name="Standard">
      <style:text-properties officeooo:rsid="00047bbb" officeooo:paragraph-rsid="00047bbb"/>
    </style:style>
    <style:style style:name="P4" style:family="paragraph" style:parent-style-name="Standard">
      <style:text-properties officeooo:rsid="00057c76" officeooo:paragraph-rsid="00057c76"/>
    </style:style>
    <style:style style:name="P5" style:family="paragraph" style:parent-style-name="Standard">
      <style:text-properties officeooo:rsid="00069abd" officeooo:paragraph-rsid="00069abd"/>
    </style:style>
    <style:style style:name="P6" style:family="paragraph" style:parent-style-name="Standard">
      <style:text-properties officeooo:rsid="00088724" officeooo:paragraph-rsid="00088724"/>
    </style:style>
    <style:style style:name="P7" style:family="paragraph" style:parent-style-name="Standard">
      <style:text-properties officeooo:rsid="000a70ea" officeooo:paragraph-rsid="000a70ea"/>
    </style:style>
    <style:style style:name="P8" style:family="paragraph" style:parent-style-name="Standard">
      <style:text-properties officeooo:rsid="0010b2ef" officeooo:paragraph-rsid="0010b2ef"/>
    </style:style>
    <style:style style:name="P9" style:family="paragraph" style:parent-style-name="Standard">
      <style:text-properties officeooo:rsid="0012e40b" officeooo:paragraph-rsid="0012e40b"/>
    </style:style>
    <style:style style:name="P10" style:family="paragraph" style:parent-style-name="Standard">
      <style:text-properties officeooo:rsid="00151728" officeooo:paragraph-rsid="00151728"/>
    </style:style>
    <style:style style:name="P11" style:family="paragraph" style:parent-style-name="Standard">
      <style:text-properties officeooo:rsid="0016c387" officeooo:paragraph-rsid="0016c387"/>
    </style:style>
    <style:style style:name="P12" style:family="paragraph" style:parent-style-name="Standard">
      <style:text-properties officeooo:rsid="00151728" officeooo:paragraph-rsid="00151728"/>
    </style:style>
    <style:style style:name="P13" style:family="paragraph" style:parent-style-name="Standard">
      <style:text-properties officeooo:rsid="001ad137" officeooo:paragraph-rsid="001ad137"/>
    </style:style>
    <style:style style:name="P14" style:family="paragraph" style:parent-style-name="Standard">
      <style:text-properties officeooo:rsid="00073cfe" officeooo:paragraph-rsid="00073cfe"/>
    </style:style>
    <style:style style:name="P15" style:family="paragraph" style:parent-style-name="Standard">
      <style:text-properties officeooo:rsid="00228c9b" officeooo:paragraph-rsid="00228c9b"/>
    </style:style>
    <style:style style:name="P16" style:family="paragraph" style:parent-style-name="Standard">
      <style:text-properties officeooo:rsid="0025adf7" officeooo:paragraph-rsid="0025adf7"/>
    </style:style>
    <style:style style:name="P17" style:family="paragraph" style:parent-style-name="Standard">
      <style:text-properties officeooo:rsid="0025af0a" officeooo:paragraph-rsid="0025af0a"/>
    </style:style>
    <style:style style:name="P18" style:family="paragraph" style:parent-style-name="Standard">
      <style:text-properties officeooo:rsid="0028426d" officeooo:paragraph-rsid="0028426d"/>
    </style:style>
    <style:style style:name="P19" style:family="paragraph" style:parent-style-name="Standard">
      <style:text-properties officeooo:rsid="002c59c3" officeooo:paragraph-rsid="002c59c3"/>
    </style:style>
    <style:style style:name="P20" style:family="paragraph" style:parent-style-name="Standard">
      <style:text-properties officeooo:rsid="0031dd4e" officeooo:paragraph-rsid="0031dd4e"/>
    </style:style>
    <style:style style:name="P21" style:family="paragraph" style:parent-style-name="Standard">
      <style:text-properties officeooo:rsid="0033fea0" officeooo:paragraph-rsid="0033fea0"/>
    </style:style>
    <style:style style:name="P22" style:family="paragraph" style:parent-style-name="Standard">
      <style:text-properties officeooo:rsid="00362cb9" officeooo:paragraph-rsid="00362cb9"/>
    </style:style>
    <style:style style:name="T1" style:family="text">
      <style:text-properties fo:color="#ff3333"/>
    </style:style>
    <style:style style:name="T2" style:family="text">
      <style:text-properties officeooo:rsid="00073cfe"/>
    </style:style>
    <style:style style:name="T3" style:family="text">
      <style:text-properties officeooo:rsid="00128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Je que le la <text:span text:style-name="T2">qui donc il ne, dans, un,de, et, pour, on, ce,,,,,,,,,,,, , , </text:span></text:p>
      <text:p text:style-name="P1"/>
      <text:p text:style-name="P2">Je</text:p>
      <text:p text:style-name="P1">1-&gt;3</text:p>
      <text:p text:style-name="P1">[ 0.46972166 <text:s/>0.51582857 <text:s/>0.48902836 <text:s/><text:span text:style-name="T1">0.53302671 </text:span><text:s/>0.21303569 <text:s/>0.32566711</text:p>
      <text:p text:style-name="P1"><text:s text:c="2"/>0.28223758 <text:s/>0.26919242 <text:s/>0.34213801 <text:s/>0.45110635 <text:s/>0.34209662 <text:s/>0.42570075</text:p>
      <text:p text:style-name="P1"><text:s/><text:span text:style-name="T1"><text:s/>0.6067607 </text:span><text:s text:c="2"/>0.09269267 <text:s/>0.07899887 <text:s/>0.34081265 <text:s/>0.48646937 <text:s/><text:span text:style-name="T1">0.53930283</text:span></text:p>
      <text:p text:style-name="P1"><text:s text:c="2"/>0.1741113 <text:s text:c="2"/>0.09628324 <text:s/>0.27701527 <text:s/>0.45972188 <text:s/>0.32347469 <text:s/>0.30963212</text:p>
      <text:p text:style-name="P1"><text:s text:c="2"/>0.12229171]</text:p>
      <text:p text:style-name="P1"/>
      <text:p text:style-name="P2">1-&gt;2</text:p>
      <text:p text:style-name="P2">[ 0.26552417 <text:s/>0.41620808 <text:s/>0.40974033 <text:s/>0.30729328 <text:s/>0.06114441 <text:s/>0.28421029</text:p>
      <text:p text:style-name="P2"><text:s text:c="2"/>0.52108612 <text:s/>0.57166 <text:s text:c="4"/>0.30254954 <text:s/>0.20075762 <text:s/>0.64424964 <text:s/>0.31068327</text:p>
      <text:p text:style-name="P2"><text:s text:c="2"/>0.35357163 <text:s/>0.13237441 <text:s/>0.18929996]</text:p>
      <text:p text:style-name="P2"/>
      <text:p text:style-name="P2">2-&gt;3</text:p>
      <text:p text:style-name="P2">[ 0.30689943 <text:s/>0.16030789 <text:s/>0.2958091 <text:s text:c="2"/>0.44024975 <text:s/>0.33321703 <text:s/>0.23276197</text:p>
      <text:p text:style-name="P2"><text:s text:c="2"/>0.21485852 <text:s/>0.4605899 <text:s text:c="2"/>0.41300996 <text:s/>0.19429964 <text:s/>0.18091072 <text:s/>0.05107184</text:p>
      <text:p text:style-name="P2"><text:s text:c="2"/>0.3769101 <text:s text:c="2"/>0.32588325 <text:s/>0.09899674]</text:p>
      <text:p text:style-name="P2"/>
      <text:p text:style-name="P3">que</text:p>
      <text:p text:style-name="P3"><text:s/>1→3</text:p>
      <text:p text:style-name="P3">[ 0.38808007 <text:s/><text:span text:style-name="T1">0.52482591</text:span> <text:s/>0.21378893 <text:s/>0.41506625 <text:s/>0.48795358 <text:s/>0.17980068</text:p>
      <text:p text:style-name="P3"><text:s text:c="2"/>0.27900253 <text:s/>0.187751 <text:s text:c="3"/>0.15122684 <text:s/>0.25060839 <text:s/>0.21268328 <text:s/>0.34386333</text:p>
      <text:p text:style-name="P3"><text:s text:c="2"/>0.29866899 <text:s/>0.26042903 <text:s/>0.35833177 <text:s/>0.35538045 <text:s/><text:span text:style-name="T1">0.43182813</text:span> <text:s/>0.32738545</text:p>
      <text:p text:style-name="P3"><text:s text:c="2"/><text:span text:style-name="T1">0.42821692</text:span> <text:s/>0.3576656 <text:s text:c="2"/>0.1142046 <text:s text:c="2"/>0.31140597 <text:s/>0.21871742 <text:s/>0.21589608</text:p>
      <text:p text:style-name="P3"><text:s text:c="2"/>0.16835457]</text:p>
      <text:p text:style-name="P3">1→2</text:p>
      <text:p text:style-name="P3">[ 0.22133331 <text:s/>0.19991571 <text:s/>0.29330699 <text:s/>0.27218803 <text:s/>0.2035588 <text:s text:c="2"/>0.13019528</text:p>
      <text:p text:style-name="P3"><text:s text:c="2"/>0.10063285 <text:s/>0.34284915 <text:s/>0.05148345 <text:s/>0.15063675 <text:s/>0.28652398 <text:s/>0.2669319</text:p>
      <text:p text:style-name="P3"><text:s text:c="2"/>0.19974711 <text:s/>0.46348311 <text:s/>0.20669656 <text:s/>0.31264099 <text:s/>0.30331221 <text:s/>0.24335719</text:p>
      <text:p text:style-name="P3"><text:s text:c="2"/>0.41793052 <text:s/>0.2511492 <text:s text:c="2"/>0.32927073 <text:s/>0.22936665 <text:s/>0.41781347 <text:s/>0.15508448</text:p>
      <text:p text:style-name="P3"><text:s text:c="2"/>0.20068417]</text:p>
      <text:p text:style-name="P3"/>
      <text:p text:style-name="P3">2→3</text:p>
      <text:p text:style-name="P3">[ 0.09492981 <text:s/>0.5052955 <text:s text:c="2"/>0.44998836 <text:s/>0.11200094 <text:s/>0.00181207 <text:s/>0.06888257</text:p>
      <text:p text:style-name="P3"><text:s text:c="2"/>0.49838578 <text:s/>0.50547358 <text:s/>0.05254695 <text:s/>0.0233516 <text:s text:c="2"/>0.20650592 <text:s/>0.3051443</text:p>
      <text:p text:style-name="P3"><text:s text:c="2"/>0.04555331 <text:s/>0.15626764 <text:s/>0.15873525 <text:s/>0.1609456 <text:s text:c="2"/>0.0806684 <text:s text:c="2"/>0.06652247</text:p>
      <text:p text:style-name="P3"><text:s text:c="2"/>0.14340187 <text:s/>0.09197136 <text:s/>0.19518231 <text:s/>0.46543467 <text:s/>0.43261979 <text:s/>0.07995329</text:p>
      <text:p text:style-name="P3"><text:s text:c="2"/>0.06726671]</text:p>
      <text:p text:style-name="P2"/>
      <text:p text:style-name="P4">le </text:p>
      <text:p text:style-name="P4">1→3</text:p>
      <text:p text:style-name="P4">[ 0.50535996 <text:s/>0.53043261 <text:s/>0.50567379 <text:s/><text:span text:style-name="T1">0.57704683</text:span> <text:s/>0.34046605 <text:s/>0.2462849</text:p>
      <text:p text:style-name="P4"><text:s text:c="2"/>0.03977879 <text:s/>0.07981039 <text:s/>0.1001881 <text:s text:c="2"/>0.01343251 <text:s/>0.42716818 <text:s/>0.59642527</text:p>
      <text:p text:style-name="P4"><text:s text:c="2"/>0.5640967 <text:s text:c="2"/><text:span text:style-name="T1">0.65903197</text:span> <text:s/>0.41643233 <text:s/>0.22393713 <text:s/>0.51704543 <text:s/>0.52531476</text:p>
      <text:p text:style-name="P4"><text:s text:c="2"/><text:span text:style-name="T1">0.58092857</text:span> <text:s/>0.42984745 <text:s/>0.42286619 <text:s/>0.35521529 <text:s/>0.50952603 <text:s/>0.44281047</text:p>
      <text:p text:style-name="P4"><text:s text:c="2"/>0.37316839]</text:p>
      <text:p text:style-name="P4"/>
      <text:p text:style-name="P5">1→2</text:p>
      <text:p text:style-name="P5">[ 0.15295733 <text:s/>0.35008272 <text:s/>0.33872612 <text:s/>0.35478926 <text:s/>0.31244108 <text:s/>0.24337609</text:p>
      <text:p text:style-name="P5"><text:soft-page-break/><text:s text:c="2"/>0.24991284 <text:s/>0.3849463 <text:s text:c="2"/>0.28655405 <text:s/>0.40489752 <text:s/>0.55953883 <text:s/>0.38367071</text:p>
      <text:p text:style-name="P5"><text:s text:c="2"/>0.38533701 <text:s/>0.47144504 <text:s/>0.36074513 <text:s/>0.21586491 <text:s/>0.25453909 <text:s/>0.32779143</text:p>
      <text:p text:style-name="P5"><text:s text:c="2"/>0.18481879 <text:s/>0.27268459 <text:s/>0.28783189 <text:s/>0.10490291 <text:s/>0.20062623 <text:s/>0.24309164</text:p>
      <text:p text:style-name="P5"><text:s text:c="2"/>0.22401929]</text:p>
      <text:p text:style-name="P5"/>
      <text:p text:style-name="P5"/>
      <text:p text:style-name="P5">2→3</text:p>
      <text:p text:style-name="P5">[ 1. <text:s text:c="9"/>0.31007195 <text:s/>0.28274379 <text:s/>0.07337083 <text:s/>0.14038464 <text:s/>0.31007195</text:p>
      <text:p text:style-name="P5"><text:s text:c="2"/>1. <text:s text:c="9"/>0.14538274 <text:s/>0.24244676 <text:s/>0.34879959 <text:s/>0.28274379 <text:s/>0.14538274</text:p>
      <text:p text:style-name="P5"><text:s text:c="2"/>1. <text:s text:c="9"/>0.21428958 <text:s/>0.20438756 <text:s/>0.07337083 <text:s/>0.24244676 <text:s/>0.21428958</text:p>
      <text:p text:style-name="P5"><text:s text:c="2"/>1. <text:s text:c="9"/>0.39945676 <text:s/>0.14038464 <text:s/>0.34879959 <text:s/>0.20438756 <text:s/>0.39945676</text:p>
      <text:p text:style-name="P5">1. <text:s text:c="7"/>]</text:p>
      <text:p text:style-name="P5"/>
      <text:p text:style-name="P5">la 1→3</text:p>
      <text:p text:style-name="P5">[ 0.32899623 <text:s/>0.28765854 <text:s/>0.14464224 <text:s/>0.31900832 <text:s/>0.29140712 <text:s/>0.45220709</text:p>
      <text:p text:style-name="P5"><text:s/><text:span text:style-name="T1"><text:s/>0.56414971</text:span> <text:s/>0.1417338 <text:s text:c="2"/>0.39572537 <text:s/>0.35844492 <text:s/>0.09158923 <text:s/>0.26728607</text:p>
      <text:p text:style-name="P5"><text:s text:c="2"/><text:span text:style-name="T1">0.53808661 <text:s/>0.4815229 </text:span><text:s text:c="2"/>0.11343908 <text:s/>0.3612197 <text:s text:c="2"/>0.35857327 <text:s/>0.23486948</text:p>
      <text:p text:style-name="P5"><text:s text:c="2"/>0.37109908 <text:s/>0.41359103 <text:s/>0.44157379 <text:s/>0.37146785 <text:s/>0.22537005 <text:s/>0.24557949</text:p>
      <text:p text:style-name="P5"><text:s text:c="2"/>0.2906967 ]</text:p>
      <text:p text:style-name="P5"/>
      <text:p text:style-name="P14"/>
      <text:p text:style-name="P6">donc <text:span text:style-name="T3">1-3</text:span></text:p>
      <text:p text:style-name="P7">[ 0.36785723 <text:s/><text:span text:style-name="T1">0.53692197</text:span> <text:s/>0.35632854 <text:s/><text:span text:style-name="T1">0.54400009</text:span> <text:s/>0.45160303 <text:s/>0.21908165</text:p>
      <text:p text:style-name="P7"><text:s text:c="2"/><text:span text:style-name="T1">0.55744515</text:span> <text:s/>0.5267331 <text:s text:c="2"/>0.46313197 <text:s/>0.44174991 <text:s/>0. <text:s text:c="9"/>0. <text:s text:c="9"/>0.</text:p>
      <text:p text:style-name="P7"><text:s text:c="2"/>0. <text:s text:c="9"/>0. <text:s text:c="9"/>0. <text:s text:c="9"/>0. <text:s text:c="9"/>0. <text:s text:c="9"/>0. <text:s text:c="9"/>0.</text:p>
      <text:p text:style-name="P7">0. <text:s text:c="9"/>0. <text:s text:c="9"/>0. <text:s text:c="9"/>0. <text:s text:c="9"/>0. <text:s text:c="7"/>]</text:p>
      <text:p text:style-name="P7"/>
      <text:p text:style-name="P8">qui <text:span text:style-name="T3">1-3</text:span></text:p>
      <text:p text:style-name="P8">[ 0.38335086 <text:s/>0.42144545 <text:s/><text:span text:style-name="T1">0.56449418</text:span> <text:s/><text:span text:style-name="T1">0.52087568</text:span> <text:s/>0.4344756 <text:s text:c="2"/>0.35083943</text:p>
      <text:p text:style-name="P8"><text:s text:c="2"/><text:span text:style-name="T1">0.62579682 </text:span><text:s/>0.29833279 <text:s/>0.41850876 <text:s/>0.50961209 <text:s/>0.41634792 <text:s/>0.3971639</text:p>
      <text:p text:style-name="P8"><text:s text:c="2"/>0.40169788 <text:s/>0.22698703 <text:s/>0.30342906 <text:s/>0.20807801 <text:s/>0.06226656 <text:s/>0.38182457</text:p>
      <text:p text:style-name="P8"><text:s text:c="2"/>0.22727601 <text:s/>0.04985765 <text:s/>0.31994536 <text:s/>0.49828275 <text:s/>0.42539134 <text:s/>0.39230391</text:p>
      <text:p text:style-name="P8"><text:s text:c="2"/>0.44641073]</text:p>
      <text:p text:style-name="P8"/>
      <text:p text:style-name="P9">il</text:p>
      <text:p text:style-name="P9">[ 0.46035949 <text:s/><text:span text:style-name="T1">0.51469048</text:span> <text:s/><text:span text:style-name="T1">0.51669578</text:span> <text:s/>0.36689067 <text:s/>0.49273574 <text:s/>0.36812533</text:p>
      <text:p text:style-name="P9"><text:s text:c="2"/>0.36996571 <text:s/>0.29168605 <text:s/>0.19784428 <text:s/>0.46187614 <text:s/>0.47521496 <text:s/>0.18210701</text:p>
      <text:p text:style-name="P9"><text:s text:c="2"/>0.30656304 <text:s/>0.44511086 <text:s/>0.23407988 <text:s/>0.39507867 <text:s/>0.3662714 <text:s text:c="2"/>0.38214132</text:p>
      <text:p text:style-name="P9"><text:s text:c="2"/>0.32976741 <text:s/>0.50954153 <text:s/><text:span text:style-name="T1">0.61497625 </text:span><text:s/>0.27130643 <text:s/>0.46739827 <text:s/>0.40114133</text:p>
      <text:p text:style-name="P9"><text:s text:c="2"/>0.45156394]</text:p>
      <text:p text:style-name="P10">ne 2-&gt;3</text:p>
      <text:p text:style-name="P22">[ 0.04666045 <text:s/>0.1584135 <text:s text:c="2"/>0.12479185 <text:s/>0.28229514 <text:s/>0.10085564 <text:s/>0.1663775</text:p>
      <text:p text:style-name="P22"><text:s text:c="2"/><text:span text:style-name="T1">0.31754439 </text:span><text:s/>0.05184749 <text:s/>0.26915738 <text:s/>0.1391448 <text:s text:c="2"/>0.00200818 <text:s/>0.205201</text:p>
      <text:p text:style-name="P22"><text:s text:c="2"/>0.07592815 <text:s/>0.19702623 <text:s/>0.08099078 -0.08947273 <text:s/>0.20614284 <text:s/>0.12129783</text:p>
      <text:p text:style-name="P22"><text:s text:c="2"/>0.18219016 <text:s/>0.10514711 <text:s/>0.25264827 <text:s/><text:span text:style-name="T1">0.39648976 </text:span><text:s/>0.05363994 <text:s/><text:span text:style-name="T1">0.33919507</text:span></text:p>
      <text:p text:style-name="P22"><text:s text:c="2"/>0.15135436]</text:p>
      <text:p text:style-name="P11">dans 1-&gt;3</text:p>
      <text:p text:style-name="P11">[ <text:span text:style-name="T1">0.65492146</text:span> <text:s/>0.5209631 <text:s text:c="2"/>0.53256865 <text:s/>0.22909404 <text:s/>0.41923036 <text:s/>0.33449879</text:p>
      <text:p text:style-name="P11"><text:s text:c="2"/>0.3767316 <text:s text:c="2"/>0.37679057 <text:s/>0.14333465 <text:s/>0.323806 <text:s text:c="3"/>0.30492142 <text:s/>0.27805218</text:p>
      <text:p text:style-name="P11"><text:s text:c="2"/>0.34172118 <text:s/>0.45197493 <text:s/>0.30068064 <text:span text:style-name="T1"><text:s/>0.57720264 </text:span><text:s/>0.47063633 <text:s/>0.4725712</text:p>
      <text:p text:style-name="P11"><text:s text:c="2"/>0.16748603 <text:s/>0.45389593 <text:s/>0.52156509 <text:s/>0.53786447 <text:s/><text:span text:style-name="T1">0.63630726</text:span> <text:s/>0.17000958</text:p>
      <text:p text:style-name="P11"><text:s text:c="2"/>0.39630598]</text:p>
      <text:p text:style-name="P10"><text:soft-page-break/></text:p>
      <text:p text:style-name="P13">un 1-&gt;3</text:p>
      <text:p text:style-name="P13">[ <text:span text:style-name="T1">0.57459409</text:span> <text:s/><text:span text:style-name="T1">0.5749305 </text:span><text:s text:c="2"/>0.54570793 <text:span text:style-name="T1"><text:s/>0.55153364 <text:s/></text:span>0.43105389 <text:s/>0.43005531</text:p>
      <text:p text:style-name="P13"><text:s text:c="2"/>0.3649555 <text:s text:c="2"/>0.34878183 <text:s/>0.30612162 <text:s/>0.3121339 <text:s text:c="2"/>0.49436296 <text:s/>0.44118074</text:p>
      <text:p text:style-name="P13"><text:s text:c="2"/>0.37995824 <text:s/>0.38006353 <text:s/>0.37399758 <text:s/>0.36796112 <text:s/>0.41533924 <text:s/>0.22966129</text:p>
      <text:p text:style-name="P13"><text:s text:c="2"/>0.3215436 <text:s text:c="2"/>0.51584207 <text:s/>0.32503357 <text:s/>0.34429905 <text:s/>0.23900191 <text:s/>0.38927366</text:p>
      <text:p text:style-name="P13"><text:s text:c="2"/>0.41730665]</text:p>
      <text:p text:style-name="P13"/>
      <text:p text:style-name="P15">de 1-&gt;3</text:p>
      <text:p text:style-name="P16">[ 0.4076765 <text:s text:c="2"/>0.48993267 <text:s/>0.30053743 <text:s/>0.52304502 <text:s/><text:span text:style-name="T1">0.63516053</text:span> <text:s/>0.50203104</text:p>
      <text:p text:style-name="P16"><text:s text:c="2"/>0.3817737 <text:s text:c="2"/>0.44527199 <text:s/>0.32814398 <text:s/>0.43074891 <text:s/>0.4930375 <text:s text:c="2"/>0.45204743</text:p>
      <text:p text:style-name="P16"><text:s text:c="2"/>0.4677588 <text:s text:c="2"/>0.44963621 <text:s/>0.33764596 <text:s/>0.39063094 <text:s/>0.45129863 <text:s/>0.28726624</text:p>
      <text:p text:style-name="P16"><text:s text:c="2"/><text:span text:style-name="T1">0.52990539 </text:span><text:s/><text:span text:style-name="T1">0.59320827</text:span> <text:s/>0.30216373 <text:s/>0.35891482 <text:s/>0.17764487 <text:s/>0.33735431</text:p>
      <text:p text:style-name="P16"><text:s text:c="2"/>0.43418533]</text:p>
      <text:p text:style-name="P15"/>
      <text:p text:style-name="P15"/>
      <text:p text:style-name="P16">pas 1→3</text:p>
      <text:p text:style-name="P16">[ 0.32461908 <text:s/>0.38717067 <text:s/>0.46263698 <text:s/>0.10522956 <text:s/>0.43846605 <text:s/>0.27320261</text:p>
      <text:p text:style-name="P16"><text:s text:c="2"/>0.28050289 <text:s/><text:span text:style-name="T1">0.5297535</text:span> <text:s text:c="2"/>0.01562613 <text:s/>0.45492052 <text:s/>0.42342755 <text:s/>0.28400631</text:p>
      <text:p text:style-name="P16"><text:s text:c="2"/><text:span text:style-name="T1">0.57754842</text:span> <text:s/>0.20182084 <text:s/>0.5033008 <text:s text:c="2"/>0.30754373 <text:s/>0.31244685 <text:s/><text:span text:style-name="T1">0.53571253</text:span></text:p>
      <text:p text:style-name="P16"><text:s text:c="2"/>0.20819934 <text:s/>0.28736517 <text:s/>0.12046384 <text:s/>0.14825299 <text:s/>0.29767926 <text:s/>0.11977878</text:p>
      <text:p text:style-name="P16"><text:s text:c="2"/>0.23040827]</text:p>
      <text:p text:style-name="P15"/>
      <text:p text:style-name="P17">du 1→3</text:p>
      <text:p text:style-name="P17">[ <text:span text:style-name="T1">0.56110624 </text:span><text:s/>0.27997958 <text:s/>0.23000786 <text:s/>0.37390523 <text:s/>0.24504964 <text:s/><text:span text:style-name="T1">0.50202217</text:span></text:p>
      <text:p text:style-name="P17"><text:s text:c="2"/>0.25148518 <text:s/>0.26774555 <text:s/>0.31025088 <text:s/>0.12788681 <text:s/>0. <text:s text:c="9"/>0. <text:s text:c="9"/>0.</text:p>
      <text:p text:style-name="P17"><text:s text:c="2"/>0. <text:s text:c="9"/>0. <text:s text:c="9"/>0. <text:s text:c="9"/>0. <text:s text:c="9"/>0. <text:s text:c="9"/>0. <text:s text:c="9"/>0.</text:p>
      <text:p text:style-name="P17">0. <text:s text:c="9"/>0. <text:s text:c="9"/>0. <text:s text:c="9"/>0. <text:s text:c="9"/>0. <text:s text:c="7"/>]</text:p>
      <text:p text:style-name="P13"/>
      <text:p text:style-name="P18">et <text:s/>1→3</text:p>
      <text:p text:style-name="P18">[ 0.32461908 <text:s/>0.38717067 <text:s/>0.46263698 <text:s/>0.10522956 <text:s/>0.43846605 <text:s/>0.27320261</text:p>
      <text:p text:style-name="P18"><text:s text:c="2"/>0.28050289 <text:s/><text:span text:style-name="T1">0.5297535 </text:span><text:s text:c="2"/>0.01562613 <text:s/>0.45492052 <text:s/>0.42342755 <text:s/>0.28400631</text:p>
      <text:p text:style-name="P18"><text:s/><text:span text:style-name="T1"><text:s/>0.57754842</text:span> <text:s/>0.20182084 <text:s/>0.5033008 <text:s text:c="2"/>0.30754373 <text:s/>0.31244685 <text:span text:style-name="T1"><text:s/>0.53571253</text:span></text:p>
      <text:p text:style-name="P18"><text:s text:c="2"/>0.20819934 <text:s/>0.28736517 <text:s/>0.12046384 <text:s/>0.14825299 <text:s/>0.29767926 <text:s/>0.11977878</text:p>
      <text:p text:style-name="P18"><text:s text:c="2"/>0.23040827]</text:p>
      <text:p text:style-name="P18"/>
      <text:p text:style-name="P19">pour 1→3</text:p>
      <text:p text:style-name="P19">[ 0.31719339 <text:s/>0.44059913 <text:s/>0.38894285 <text:s/>0.30619358 <text:s/>0.32514418 <text:s/>0.43322321</text:p>
      <text:p text:style-name="P19"><text:s text:c="2"/>0.39455898 <text:s/>0.24029413 <text:s/>0.21925155 <text:s/>0.3401694 <text:s text:c="2"/>0.37252055 <text:s/>0.39120014</text:p>
      <text:p text:style-name="P19"><text:s text:c="2"/>0.22771621 <text:s/>0.38086701 <text:s/>0.29741895 <text:s/>0.46444813 <text:s/><text:span text:style-name="T1">0.51882833</text:span> <text:s/>0.4124198</text:p>
      <text:p text:style-name="P19"><text:s text:c="2"/>0.35814755 <text:s/>0.39032913 <text:s/><text:span text:style-name="T1">0.47753978</text:span> <text:s/><text:span text:style-name="T1">0.53142091</text:span> <text:s/>0.47007206 <text:s/>0.39837339</text:p>
      <text:p text:style-name="P19"><text:s text:c="2"/>0.44869755]</text:p>
      <text:p text:style-name="P19"/>
      <text:p text:style-name="P20">on 1→3</text:p>
      <text:p text:style-name="P20">[ 0.45495593 <text:s/><text:span text:style-name="T1">0.5449093 </text:span><text:s text:c="2"/>0.16021123 <text:s/>0.30217837 <text:s/>0.4297115 <text:s text:c="2"/>0.33857942</text:p>
      <text:p text:style-name="P20"><text:s text:c="2"/>0.28288953 <text:s/>0.14802225 <text:s/>0.26741263 <text:s/>0.34217706 <text:s/>0.34732168 <text:s/>0.26800151</text:p>
      <text:p text:style-name="P20"><text:s text:c="2"/>0.13847639 <text:s/>0.17657493 <text:s/><text:span text:style-name="T1">0.47020074</text:span> <text:s/>0.45332151 <text:s/>0.27697262 <text:s/>0.24906895</text:p>
      <text:p text:style-name="P20"><text:s text:c="2"/>0.21413548 <text:s/>0.26961883 <text:s/>0.33820943 <text:s/>0.32368405 <text:s/>0.24789483 <text:s/>0.25218135</text:p>
      <text:p text:style-name="P20"><text:s text:c="2"/><text:span text:style-name="T1">0.55616056</text:span>]</text:p>
      <text:p text:style-name="P21">ce 1→3</text:p>
      <text:p text:style-name="P21">[ <text:span text:style-name="T1">0.49913685</text:span> <text:s/>0.451669 <text:s text:c="3"/>0.47631504 <text:s/>0.38983639 <text:s/><text:span text:style-name="T1">0.61816982</text:span> <text:s/>0.1887239</text:p>
      <text:p text:style-name="P21"><text:s text:c="2"/>0.21784563 <text:s/>0.34583552 <text:s/>0.22796868 <text:s/>0.45252087 <text:s/>0.34995346 <text:s/>0.23182926</text:p>
      <text:p text:style-name="P21"><text:soft-page-break/><text:s text:c="2"/>0.40270301 <text:s/>0.41360934 <text:s/><text:span text:style-name="T1">0.50784374</text:span> <text:s/>0.31412401 <text:s/>0.37163091 <text:s/>0.37135749</text:p>
      <text:p text:style-name="P21"><text:s text:c="2"/>0.30981082 <text:s/>0.54935207 <text:s/>0.41885547 <text:s/>0.35464643 <text:s/>0.3553228 <text:s text:c="2"/>0.2611492</text:p>
      <text:p text:style-name="P21"><text:s text:c="2"/>0.3789535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6:22:27.661053346</meta:creation-date>
    <dc:date>2016-12-30T11:50:33.711807910</dc:date>
    <meta:editing-duration>PT4H31M21S</meta:editing-duration>
    <meta:editing-cycles>39</meta:editing-cycles>
    <meta:generator>LibreOffice/5.1.4.2$Linux_X86_64 LibreOffice_project/10m0$Build-2</meta:generator>
    <meta:document-statistic meta:table-count="0" meta:image-count="0" meta:object-count="0" meta:page-count="4" meta:paragraph-count="136" meta:word-count="638" meta:character-count="6841" meta:non-whitespace-character-count="5428"/>
  </office:meta>
</office:document-meta>
</file>